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8.301cm" table:align="left"/>
    </style:style>
    <style:style style:name="Tabla1.A" style:family="table-column">
      <style:table-column-properties style:column-width="8.301cm"/>
    </style:style>
    <style:style style:name="Tabla1.A1" style:family="table-cell">
      <style:table-cell-properties fo:background-color="transparent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99cm" fo:margin-top="0cm" fo:margin-bottom="0cm" table:align="margins"/>
    </style:style>
    <style:style style:name="Tabla2.A" style:family="table-column">
      <style:table-column-properties style:column-width="16.999cm" style:rel-column-width="65535*"/>
    </style:style>
    <style:style style:name="Tabla2.A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T1" style:family="text">
      <style:text-properties fo:background-color="#99ffcc"/>
    </style:style>
    <style:style style:name="T2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sumen de ventas</text:p>
      <text:p text:style-name="Standard"/>
      <text:p text:style-name="Standard">Usar un arreglo bidimensional para resolver el siguiente problema:</text:p>
      <text:p text:style-name="Standard"/>
      <text:p text:style-name="Standard">una compañía tiene <text:span text:style-name="T1">cuatro vendedores</text:span> <text:span text:style-name="T1">(1-4)</text:span> que venden <text:span text:style-name="T1">cinco productos</text:span> distintos <text:span text:style-name="T1">(1-5)</text:span>. Una vez al dia, cada vendedor pasa una nota por cada tipo de producto vendido. Cada <text:span text:style-name="T1">nota</text:span> contiene lo siguiente:</text:p>
      <text:list xml:id="list7448695957851125574" text:style-name="L1">
        <text:list-item>
          <text:p text:style-name="P1">El <text:span text:style-name="T1">número del vendedor</text:span></text:p>
        </text:list-item>
        <text:list-item>
          <text:p text:style-name="P1">El <text:span text:style-name="T1">número del producto</text:span></text:p>
        </text:list-item>
        <text:list-item>
          <text:p text:style-name="P1">el <text:span text:style-name="T1">valor total</text:span> en dólares de ese producto vendido en ese dia.</text:p>
        </text:list-item>
      </text:list>
      <text:p text:style-name="Standard"/>
      <text:p text:style-name="Standard">Suponga que está disponible la información sobre todas las <text:span text:style-name="T1">notas del mes pasado</text:span>. Escriba un programa que <text:span text:style-name="T1">lea</text:span> toda la informacion del mes pasado, todos los totales deben guardarse en el arreglo bidimensional <text:span text:style-name="T1">ventas</text:span>. Despues de procesar toda la informacion <text:span text:style-name="T1">muestre</text:span> los resultados en formato tabular donde cada columna representa a un vendedor específico y cada fila representa a un producto. Saque el total de de cada fila para obtener las ventas totales de <text:span text:style-name="T1">cada producto</text:span>, y el total de cada columna para obtener las <text:span text:style-name="T1">ventas totales por cada vendedor</text:span>.</text:p>
      <text:p text:style-name="Standard"/>
      <text:p text:style-name="Standard"/>
      <text:p text:style-name="Standard"/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Notas</text:p>
          </table:table-cell>
        </table:table-row>
        <table:table-row>
          <table:table-cell table:style-name="Tabla1.A2" office:value-type="string">
            <text:p text:style-name="Table_20_Contents">-numeroVendedor : long</text:p>
            <text:p text:style-name="Table_20_Contents">-numeroProducto : long</text:p>
            <text:p text:style-name="Table_20_Contents">-valorTotal : long</text:p>
          </table:table-cell>
        </table:table-row>
        <table:table-row>
          <table:table-cell table:style-name="Tabla1.A2" office:value-type="string">
            <text:p text:style-name="Table_20_Contents">&lt;&lt;constructor&gt;&gt; Notas</text:p>
            <text:p text:style-name="Table_20_Contents">+Notas(long nVen, long nPro, long vTotal)</text:p>
            <text:p text:style-name="Table_20_Contents">+establecerNumVendedor()</text:p>
            <text:p text:style-name="Table_20_Contents">+obtenerNumVendedor() : int const</text:p>
            <text:p text:style-name="Table_20_Contents">+establecerNumProducto()</text:p>
            <text:p text:style-name="Table_20_Contents">+obtenerNumProducto() : int const</text:p>
            <text:p text:style-name="Table_20_Contents">+establecerValorTotal()</text:p>
            <text:p text:style-name="Table_20_Contents">+obtenerValorTotal() : int const</text:p>
          </table:table-cell>
        </table:table-row>
      </table:table>
      <text:p text:style-name="Standard"/>
      <text:p text:style-name="Standard">+Constructor clase Notas(long nVen, long nPro, long vTotal)</text:p>
      <text:p text:style-name="Standard"><text:s text:c="5"/>establecerNumVendedor(nVen)</text:p>
      <text:p text:style-name="Standard"><text:s text:c="5"/>establecerNumProducto(nProd)</text:p>
      <text:p text:style-name="Standard"><text:s text:c="5"/>establecerValTotal(vTotal)</text:p>
      <text:p text:style-name="Standard"/>
      <text:p text:style-name="Standard">+establecerNumVendedor(vendedor : unsigned int)</text:p>
      <text:p text:style-name="Standard"><text:s text:c="5"/>si vendedor &lt;= vendedores totales</text:p>
      <text:p text:style-name="Standard"><text:s text:c="10"/>numeroVendedor = vendedor</text:p>
      <text:p text:style-name="Standard"><text:s text:c="5"/>si no </text:p>
      <text:p text:style-name="Standard"><text:s text:c="10"/>mostrar error de asignacion.</text:p>
      <text:p text:style-name="Standard"><text:s text:c="10"/>Establecer numeroVendedor en 0</text:p>
      <text:p text:style-name="Standard"/>
      <text:p text:style-name="Standard">+establecerNumProducto(producto : unsigned int)</text:p>
      <text:p text:style-name="Standard"><text:s text:c="5"/>si producto &lt;= productos totales</text:p>
      <text:p text:style-name="Standard"><text:s text:c="10"/>numeroProducto = producto</text:p>
      <text:p text:style-name="Standard"><text:s text:c="5"/>si no </text:p>
      <text:p text:style-name="Standard"><text:s text:c="10"/>mostrar error de asignacion.</text:p>
      <text:p text:style-name="Standard"><text:s text:c="10"/>Establecer numeroProducto en 0</text:p>
      <text:p text:style-name="Standard"><text:soft-page-break/></text:p>
      <text:p text:style-name="Standard">+establecerValTotal(total : unsigned int)</text:p>
      <text:p text:style-name="Standard"><text:s text:c="5"/>si total &gt;= 0</text:p>
      <text:p text:style-name="Standard"><text:s text:c="10"/>valorTotal = total</text:p>
      <text:p text:style-name="Standard"><text:s text:c="5"/>si no </text:p>
      <text:p text:style-name="Standard"><text:s text:c="10"/>mostrar error de asignacion.</text:p>
      <text:p text:style-name="Standard"><text:s text:c="10"/>Establecer valorTotal en 0</text:p>
      <text:p text:style-name="Standard"/>
      <text:p text:style-name="Table_20_Contents">+obtenerNumVendedor() : int const</text:p>
      <text:p text:style-name="Table_20_Contents"><text:s text:c="5"/>devolver numVendedor</text:p>
      <text:p text:style-name="Table_20_Contents"/>
      <text:p text:style-name="Table_20_Contents">+obtenerNumProducto() : int const</text:p>
      <text:p text:style-name="Table_20_Contents"><text:s text:c="5"/>devolver numProducto</text:p>
      <text:p text:style-name="Table_20_Contents"/>
      <text:p text:style-name="Table_20_Contents">+obtenervalTotal() : int const</text:p>
      <text:p text:style-name="Table_20_Contents"><text:s text:c="5"/>devolver valorTotal</text:p>
      <text:p text:style-name="Table_20_Contents"/>
      <text:p text:style-name="Table_20_Contents"/>
      <table:table table:name="Tabla2" table:style-name="Tabla2">
        <table:table-column table:style-name="Tabla2.A"/>
        <table:table-row>
          <table:table-cell table:style-name="Tabla2.A1" office:value-type="string">
            <text:p text:style-name="Table_20_Contents">VentasDelMes</text:p>
          </table:table-cell>
        </table:table-row>
        <table:table-row>
          <table:table-cell table:style-name="Tabla2.A2" office:value-type="string">
            <text:p text:style-name="Table_20_Contents">-notas : vector Notas</text:p>
            <text:p text:style-name="Table_20_Contents">-ventas : arreglo long [vendedores + 1] [producto + 1]</text:p>
            <text:p text:style-name="Table_20_Contents">-vendedores : int</text:p>
            <text:p text:style-name="Table_20_Contents">-productos : int</text:p>
            <text:p text:style-name="Table_20_Contents"><text:span text:style-name="T2">-ventasTotales</text:span> : long</text:p>
          </table:table-cell>
        </table:table-row>
        <table:table-row>
          <table:table-cell table:style-name="Tabla2.A2" office:value-type="string">
            <text:p text:style-name="Table_20_Contents">&lt;&lt;constructor&gt;&gt; Ventas</text:p>
            <text:p text:style-name="Table_20_Contents">+leerNotas()</text:p>
            <text:p text:style-name="Table_20_Contents">+mostrarVentas()</text:p>
            <text:p text:style-name="Table_20_Contents">-calcularTotalVendedor(vendedor : int) : int</text:p>
            <text:p text:style-name="Table_20_Contents">-calcularTotalProducto(producto : int) : int </text:p>
            <text:p text:style-name="Table_20_Contents">-calcularTotalVentas() : int</text:p>
            <text:p text:style-name="Table_20_Contents">+obtenerVentasTotales() : long</text:p>
          </table:table-cell>
        </table:table-row>
      </table:table>
      <text:p text:style-name="Standard"/>
      <text:p text:style-name="Standard"/>
      <text:p text:style-name="Standard">Constructor VentasDelMes(notasMes :vector Notas)</text:p>
      <text:p text:style-name="Standard"><text:s text:c="5"/>notas(notasMes)</text:p>
      <text:p text:style-name="Standard"/>
      <text:p text:style-name="Standard">+leerNotas()</text:p>
      <text:p text:style-name="Standard"><text:s text:c="5"/>para cada elemento i en notas</text:p>
      <text:p text:style-name="Standard"><text:s text:c="10"/>ventas [i.numVendedor] [i.numProducto] = i.valorTotal </text:p>
      <text:p text:style-name="Standard"/>
      <text:p text:style-name="Standard">+mostrarVentas</text:p>
      <text:p text:style-name="Standard"><text:s text:c="5"/>mostrar la primera linea con los encabezados "productos"</text:p>
      <text:p text:style-name="Standard"><text:s text:c="5"/>para cada vendedor establecer contador j</text:p>
      <text:p text:style-name="Standard"><text:s text:c="10"/>mostrar "vendedor i" </text:p>
      <text:p text:style-name="Standard"><text:s text:c="5"/>para cada producto establecer contador i</text:p>
      <text:p text:style-name="Standard"><text:s text:c="10"/>mostrar i</text:p>
      <text:p text:style-name="Standard"><text:s text:c="10"/>para cada vendedor establecer contador j</text:p>
      <text:p text:style-name="Standard"><text:s text:c="15"/>mostrar ventas[j][ i]</text:p>
      <text:p text:style-name="Standard"><text:s text:c="10"/>calcularTotalProducto y mostrar el resultado</text:p>
      <text:p text:style-name="Standard"><text:s text:c="5"/>para cada vendedor establecer contador i</text:p>
      <text:p text:style-name="Standard"><text:s text:c="10"/>calcularTotalVendedor y mostrar el resultado</text:p>
      <text:p text:style-name="Standard"><text:soft-page-break/><text:s text:c="5"/>mostrar ventas totales del mes.</text:p>
      <text:p text:style-name="Standard"/>
      <text:p text:style-name="Standard"/>
      <text:p text:style-name="Standard"/>
      <text:p text:style-name="Table_20_Contents">+calcularTotalVendedor(vendedor : int) : int</text:p>
      <text:p text:style-name="Table_20_Contents"><text:s text:c="5"/>declarar variable <text:s/>suma e inicializarla a 0</text:p>
      <text:p text:style-name="Table_20_Contents"><text:s text:c="5"/>para cada producto en el arreglo ventas</text:p>
      <text:p text:style-name="Table_20_Contents"><text:s text:c="9"/>suma se incrementa en ventas del vendedor de ese producto</text:p>
      <text:p text:style-name="Table_20_Contents"><text:s text:c="5"/>devolver suma</text:p>
      <text:p text:style-name="Table_20_Contents"/>
      <text:p text:style-name="Table_20_Contents">+calcularTotalVendedor(producto : int) : int</text:p>
      <text:p text:style-name="Table_20_Contents"><text:s text:c="5"/>declarar variable <text:s/>suma e inicializarla a 0</text:p>
      <text:p text:style-name="Table_20_Contents"><text:s text:c="5"/>para cada vendedor en el arreglo ventas</text:p>
      <text:p text:style-name="Table_20_Contents"><text:s text:c="9"/>suma se incrementa en ventas del producto para ese vendedor</text:p>
      <text:p text:style-name="Table_20_Contents"><text:s text:c="5"/>devolver sum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H31M44S</meta:editing-duration>
    <meta:editing-cycles>8</meta:editing-cycles>
    <meta:generator>OpenOffice/4.1.7$Win32 OpenOffice.org_project/417m1$Build-9800</meta:generator>
    <dc:date>2020-06-30T18:59:40.30</dc:date>
    <meta:document-statistic meta:table-count="2" meta:image-count="0" meta:object-count="0" meta:page-count="3" meta:paragraph-count="87" meta:word-count="463" meta:character-count="3600"/>
    <meta:user-defined meta:name="Info 1"/>
    <meta:user-defined meta:name="Info 2"/>
    <meta:user-defined meta:name="Info 3"/>
    <meta:user-defined meta:name="Info 4"/>
  </office:meta>
</office:document-meta>
</file>